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C0000012A173B87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2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3">
      <style:paragraph-properties fo:text-align="justify" style:justify-single-word="false"/>
    </style:style>
    <style:style style:name="P5" style:family="paragraph" style:parent-style-name="Standard" style:list-style-name="L4">
      <style:paragraph-properties fo:text-align="justify" style:justify-single-word="false"/>
    </style:style>
    <style:style style:name="P6" style:family="paragraph" style:parent-style-name="Standard" style:list-style-name="L5">
      <style:paragraph-properties fo:text-align="justify" style:justify-single-word="false"/>
    </style:style>
    <style:style style:name="P7" style:family="paragraph" style:parent-style-name="Standard" style:list-style-name="L6">
      <style:paragraph-properties fo:text-align="justify" style:justify-single-word="false"/>
    </style:style>
    <style:style style:name="P8" style:family="paragraph" style:parent-style-name="Table_20_Contents" style:list-style-name="L4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C</text:p>
      <text:p text:style-name="P1"/>
      <text:p text:style-name="P1">---11/09/12---</text:p>
      <text:p text:style-name="P1">programmation en logique et par contraintes </text:p>
      <text:p text:style-name="P1">organisation </text:p>
      <text:p text:style-name="P1">11 séance de cours de 0130</text:p>
      <text:p text:style-name="P1">10 séance de TD de 0200</text:p>
      <text:p text:style-name="P1"/>
      <text:p text:style-name="P1">un ou deux contrôle sur machine</text:p>
      <text:p text:style-name="P1">un contrôle écrit au milieu de semestre, après les vacances de Toussaint </text:p>
      <text:p text:style-name="P1"/>
      <text:p text:style-name="P1">contrôle terminal en fin de semestre</text:p>
      <text:p text:style-name="P1">NF = 1/3(2*ct+cc)</text:p>
      <text:p text:style-name="P1">éliminatoire si &lt;7</text:p>
      <text:p text:style-name="P1"/>
      <text:p text:style-name="P1">ressources :</text:p>
      <text:p text:style-name="P1">l'art du Prolog, leon streling, ehud Shapiro,</text:p>
      <text:p text:style-name="P1">programmation logique par contraintes, François fages</text:p>
      <text:p text:style-name="P1">Programming with contraints , kim marriott, peterj.</text:p>
      <text:p text:style-name="P1"/>
      <text:p text:style-name="P1">Contenu </text:p>
      <text:p text:style-name="P1">programmation logique en prolog</text:p>
      <text:p text:style-name="P1">sémantiques opérationnelle et déclarative, leur relation</text:p>
      <text:p text:style-name="P1">listes en prolog</text:p>
      <text:p text:style-name="P1">la coupure , la négation</text:p>
      <text:p text:style-name="P1">prédicats du second ordre</text:p>
      <text:p text:style-name="P1">programmation non-déterministe</text:p>
      <text:p text:style-name="P1">programmation logique avec contraintes</text:p>
      <text:p text:style-name="P1">contraintes des domaines finis</text:p>
      <text:p text:style-name="P1"/>
      <text:p text:style-name="P1">M1</text:p>
      <text:list xml:id="list1430804495" text:style-name="L2">
        <text:list-item>
          <text:p text:style-name="P2">outil complémentaire au module modélisation &amp; visualisation</text:p>
        </text:list-item>
        <text:list-item>
          <text:p text:style-name="P2">outils expressif pour étudier les grammaires en Compilation</text:p>
        </text:list-item>
        <text:list-item>
          <text:p text:style-name="P2">IA : outils de base pour l'implémentation des algorithmes</text:p>
        </text:list-item>
      </text:list>
      <text:p text:style-name="P1"/>
      <text:p text:style-name="P1">M2</text:p>
      <text:list xml:id="list1901852728" text:style-name="L1">
        <text:list-item>
          <text:p text:style-name="P3">connaissances nécessaires pour</text:p>
        </text:list-item>
        <text:list-item>
          <text:p text:style-name="P3">programmation par contraintes</text:p>
        </text:list-item>
        <text:list-item>
          <text:p text:style-name="P3">extraction de connaissances dans les BD</text:p>
        </text:list-item>
        <text:list-item>
          <text:p text:style-name="P3">fouilles de données et de textes</text:p>
        </text:list-item>
      </text:list>
      <text:p text:style-name="P1"/>
      <text:p text:style-name="P1">Plan du cours</text:p>
      <text:list xml:id="list113640436" text:style-name="L3">
        <text:list-item>
          <text:p text:style-name="P4">introduction</text:p>
        </text:list-item>
        <text:list-item>
          <text:p text:style-name="P4">Syntaxe de Prolog</text:p>
        </text:list-item>
        <text:list-item>
          <text:p text:style-name="P4">Entiers en prolog</text:p>
        </text:list-item>
        <text:list-item>
          <text:p text:style-name="P4">termes et prédicats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I- Introduction</text:p>
      <text:list xml:id="list1012801875" text:style-name="L4">
        <text:list-item>
          <text:p text:style-name="P5">popularité des langages</text:p>
        </text:list-item>
        <text:list-item>
          <text:p text:style-name="P5">types de langages</text:p>
        </text:list-item>
        <text:list-item>
          <text:p text:style-name="P5">prolog un concept différent de programmation</text:p>
          <text:list>
            <text:list-item>
              <text:p text:style-name="P5">langage relationnel</text:p>
            </text:list-item>
            <text:list-item>
              <text:p text:style-name="P5">déclaratif</text:p>
            </text:list-item>
            <text:list-item>
              <text:p text:style-name="P5">adapté aux problèmes décisionnels en IA</text:p>
            </text:list-item>
            <text:list-item>
              <text:p text:style-name="P5">nouvelle façon de programmer</text:p>
            </text:list-item>
            <text:list-item>
              <text:p text:style-name="P5">excellent support des contraintes</text:p>
              <text:p text:style-name="P5"/>
            </text:list-item>
          </text:list>
        </text:list-item>
      </text:list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list xml:id="list1935199591" text:continue-numbering="true" text:style-name="L4">
              <text:list-header>
                <text:p text:style-name="P8"/>
              </text:list-header>
            </text:list>
          </table:table-cell>
          <table:table-cell table:style-name="Tableau1.A1" office:value-type="string">
            <text:list xml:id="list1103289481" text:continue-numbering="true" text:style-name="L4">
              <text:list-item>
                <text:p text:style-name="P8">Impératif</text:p>
              </text:list-item>
            </text:list>
          </table:table-cell>
          <table:table-cell table:style-name="Tableau1.A1" office:value-type="string">
            <text:list xml:id="list1796366831" text:continue-numbering="true" text:style-name="L4">
              <text:list-item>
                <text:p text:style-name="P8">Fonctionnel</text:p>
              </text:list-item>
            </text:list>
          </table:table-cell>
          <table:table-cell table:style-name="Tableau1.D1" office:value-type="string">
            <text:list xml:id="list625611312" text:continue-numbering="true" text:style-name="L4">
              <text:list-item>
                <text:p text:style-name="P8">Logique</text:p>
              </text:list-item>
            </text:list>
          </table:table-cell>
        </table:table-row>
        <table:table-row>
          <table:table-cell table:style-name="Tableau1.A2" office:value-type="string">
            <text:list xml:id="list1088868965" text:continue-numbering="true" text:style-name="L4">
              <text:list-item>
                <text:p text:style-name="P8">Programme</text:p>
              </text:list-item>
            </text:list>
          </table:table-cell>
          <table:table-cell table:style-name="Tableau1.A2" office:value-type="string">
            <text:list xml:id="list1992847773" text:continue-numbering="true" text:style-name="L4">
              <text:list-item>
                <text:p text:style-name="P8">Suite d'instructions</text:p>
              </text:list-item>
            </text:list>
          </table:table-cell>
          <table:table-cell table:style-name="Tableau1.A2" office:value-type="string">
            <text:list xml:id="list396575142" text:continue-numbering="true" text:style-name="L4">
              <text:list-item>
                <text:p text:style-name="P8">Suite de définitions de fonctions</text:p>
              </text:list-item>
            </text:list>
          </table:table-cell>
          <table:table-cell table:style-name="Tableau1.D2" office:value-type="string">
            <text:list xml:id="list643359276" text:continue-numbering="true" text:style-name="L4">
              <text:list-item>
                <text:p text:style-name="P8">Suite de définitions de prédicats</text:p>
              </text:list-item>
            </text:list>
          </table:table-cell>
        </table:table-row>
        <table:table-row>
          <table:table-cell table:style-name="Tableau1.A2" office:value-type="string">
            <text:list xml:id="list1377214687" text:continue-numbering="true" text:style-name="L4">
              <text:list-item>
                <text:p text:style-name="P8">Exécution</text:p>
              </text:list-item>
            </text:list>
          </table:table-cell>
          <table:table-cell table:style-name="Tableau1.A2" office:value-type="string">
            <text:list xml:id="list1635210945" text:continue-numbering="true" text:style-name="L4">
              <text:list-item>
                <text:p text:style-name="P8">Modification de la mémoire</text:p>
              </text:list-item>
            </text:list>
          </table:table-cell>
          <table:table-cell table:style-name="Tableau1.A2" office:value-type="string">
            <text:list xml:id="list1697578429" text:continue-numbering="true" text:style-name="L4">
              <text:list-item>
                <text:p text:style-name="P8">Réécriture</text:p>
              </text:list-item>
            </text:list>
          </table:table-cell>
          <table:table-cell table:style-name="Tableau1.D2" office:value-type="string">
            <text:list xml:id="list2015222536" text:continue-numbering="true" text:style-name="L4">
              <text:list-item>
                <text:p text:style-name="P8">Recherche de preuve</text:p>
              </text:list-item>
            </text:list>
          </table:table-cell>
        </table:table-row>
        <table:table-row>
          <table:table-cell table:style-name="Tableau1.A2" office:value-type="string">
            <text:list xml:id="list1494923283" text:continue-numbering="true" text:style-name="L4">
              <text:list-item>
                <text:p text:style-name="P8">Résultats</text:p>
              </text:list-item>
            </text:list>
          </table:table-cell>
          <table:table-cell table:style-name="Tableau1.A2" office:value-type="string">
            <text:list xml:id="list2007998123" text:continue-numbering="true" text:style-name="L4">
              <text:list-item>
                <text:p text:style-name="P8">État final de la mémoire</text:p>
              </text:list-item>
            </text:list>
          </table:table-cell>
          <table:table-cell table:style-name="Tableau1.A2" office:value-type="string">
            <text:list xml:id="list397998577" text:continue-numbering="true" text:style-name="L4">
              <text:list-item>
                <text:p text:style-name="P8">Forme normale</text:p>
              </text:list-item>
            </text:list>
          </table:table-cell>
          <table:table-cell table:style-name="Tableau1.D2" office:value-type="string">
            <text:list xml:id="list629526417" text:continue-numbering="true" text:style-name="L4">
              <text:list-item>
                <text:p text:style-name="P8">Valeurs des variables du but</text:p>
              </text:list-item>
            </text:list>
          </table:table-cell>
        </table:table-row>
        <table:table-row>
          <table:table-cell table:style-name="Tableau1.A2" office:value-type="string">
            <text:list xml:id="list631421589" text:continue-numbering="true" text:style-name="L4">
              <text:list-item>
                <text:p text:style-name="P8">Modèle de calcul</text:p>
              </text:list-item>
            </text:list>
          </table:table-cell>
          <table:table-cell table:style-name="Tableau1.A2" office:value-type="string">
            <text:list xml:id="list1168767758" text:continue-numbering="true" text:style-name="L4">
              <text:list-item>
                <text:p text:style-name="P8">Machine de Turing</text:p>
              </text:list-item>
            </text:list>
          </table:table-cell>
          <table:table-cell table:style-name="Tableau1.A2" office:value-type="string">
            <text:list xml:id="list634493553" text:continue-numbering="true" text:style-name="L4">
              <text:list-item>
                <text:p text:style-name="P8">lambda-calcul</text:p>
              </text:list-item>
            </text:list>
          </table:table-cell>
          <table:table-cell table:style-name="Tableau1.D2" office:value-type="string">
            <text:list xml:id="list1948076477" text:continue-numbering="true" text:style-name="L4">
              <text:list-item>
                <text:p text:style-name="P8">Calcul de prédicats</text:p>
              </text:list-item>
            </text:list>
          </table:table-cell>
        </table:table-row>
      </table:table>
      <text:list xml:id="list1569958494" text:continue-numbering="true" text:style-name="L4">
        <text:list-item>
          <text:list>
            <text:list-header>
              <text:p text:style-name="P5"/>
            </text:list-header>
          </text:list>
        </text:list-item>
        <text:list-item>
          <text:p text:style-name="P5">Programmation logique en deux mots</text:p>
          <text:list>
            <text:list-item>
              <text:p text:style-name="P5">programmer avec des relations</text:p>
            </text:list-item>
            <text:list-item>
              <text:p text:style-name="P5">programme= descriptions de relations(prédicats) + requêtes</text:p>
            </text:list-item>
            <text:list-item>
              <text:p text:style-name="P5">pas d'affectation, pas d'itération, mais récursivité</text:p>
            </text:list-item>
            <text:list-item>
              <text:p text:style-name="P5">une seule <text:span text:style-name="T1">Structure De Données</text:span> = l'arbre</text:p>
            </text:list-item>
            <text:list-item>
              <text:p text:style-name="P5">récursivité</text:p>
            </text:list-item>
          </text:list>
        </text:list-item>
        <text:list-item>
          <text:p text:style-name="P5">que peut on faire avec la PLC</text:p>
          <text:list>
            <text:list-item>
              <text:p text:style-name="P5">gestion de production : séquencement d'une ligne d'assemblage de voitures</text:p>
            </text:list-item>
            <text:list-item>
              <text:p text:style-name="P5">distribution et logistique : localisation d'entrepôts</text:p>
            </text:list-item>
            <text:list-item>
              <text:p text:style-name="P5">finance : gestion de prote-feuille d'actions</text:p>
            </text:list-item>
            <text:list-item>
              <text:p text:style-name="P5">diagnostic : localisation de défauts dans des circuits numériques</text:p>
            </text:list-item>
            <text:list-item>
              <text:p text:style-name="P5">conception de circuits VLSI, vérification formelle des circuits logiques</text:p>
            </text:list-item>
            <text:list-item>
              <text:p text:style-name="P5">planification :</text:p>
            </text:list-item>
          </text:list>
        </text:list-item>
        <text:list-item>
          <text:p text:style-name="P5">bref historique</text:p>
          <text:list>
            <text:list-item>
              <text:p text:style-name="P5">unification, A. robinsons, 1965</text:p>
            </text:list-item>
            <text:list-item>
              <text:p text:style-name="P5">Prolog : A. colmerauer , 1972</text:p>
            </text:list-item>
            <text:list-item>
              <text:p text:style-name="P5">différents langage : prolog IV, gnu-prolog(gratuit, recommandé par Dao), Yap(gratuit)...</text:p>
            </text:list-item>
          </text:list>
        </text:list-item>
        <text:list-item>
          <text:p text:style-name="P5">programme prolog : BD parentale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s1" text:anchor-type="paragraph" svg:width="16.404cm" svg:height="7.885cm" draw:z-index="0"><draw:image xlink:href="Pictures/100000000000026C0000012A173B8727.png" xlink:type="simple" xlink:show="embed" xlink:actuate="onLoad"/></draw:frame></text:p>
      <text:list xml:id="list943389927" text:style-name="L5">
        <text:list-item>
          <text:p text:style-name="P6">2 relations : père (2), mère (2)</text:p>
        </text:list-item>
        <text:list-item>
          <text:p text:style-name="P6">%parent.pl</text:p>
          <text:list>
            <text:list-item>
              <text:p text:style-name="P6">pere(paul,luc).</text:p>
            </text:list-item>
            <text:list-item>
              <text:p text:style-name="P6">pere(guy,aude).</text:p>
            </text:list-item>
            <text:list-item>
              <text:p text:style-name="P6">pere(luc,anne).</text:p>
            </text:list-item>
            <text:list-item>
              <text:p text:style-name="P6">pere(luc,eric).</text:p>
            </text:list-item>
            <text:list-item>
              <text:p text:style-name="P6">mere(rose,luc).</text:p>
            </text:list-item>
            <text:list-item>
              <text:p text:style-name="P6">mere(ines,aude).</text:p>
            </text:list-item>
            <text:list-item>
              <text:p text:style-name="P6">mere(aude,anne).</text:p>
            </text:list-item>
            <text:list-item>
              <text:p text:style-name="P6">mere(aude,eric).</text:p>
            </text:list-item>
          </text:list>
        </text:list-item>
        <text:list-item>
          <text:p text:style-name="P6">On pose ensuite des requetes a l'interpréteurs</text:p>
          <text:list>
            <text:list-item>
              <text:p text:style-name="P6">« | ?- » :requetes, Majuscules= Variables, Mots commençant par une majuscules, considérer toute la relation.</text:p>
            </text:list-item>
          </text:list>
        </text:list-item>
        <text:list-item>
          <text:p text:style-name="P6">On rajoute enfant(Enfant,Parent).</text:p>
          <text:list>
            <text:list-item>
              <text:p text:style-name="P6">Pour tout P, E, père(P,E) → enfant(E,P).</text:p>
            </text:list-item>
            <text:list-item>
              <text:p text:style-name="P6">Pour tout P, E, mere(P,E) → enfant(E,P).</text:p>
            </text:list-item>
            <text:list-item>
              <text:p text:style-name="P6">en prolog : </text:p>
              <text:list>
                <text:list-item>
                  <text:p text:style-name="P6">enfant(E,P):- père(P,E).</text:p>
                </text:list-item>
                <text:list-item>
                  <text:p text:style-name="P6">enfant(E,P):- mere(P,E).</text:p>
                </text:list-item>
                <text:list-item>
                  <text:p text:style-name="P6">parent(P?E):- enfant(E,P).</text:p>
                </text:list-item>
                <text:list-item>
                  <text:p text:style-name="P6">pour tout P ,M,E(pere(p,e)^mere(m,e)→les_parents(p,m,e)).</text:p>
                </text:list-item>
                <text:list-item>
                  <text:p text:style-name="P6">les_parents(P,M,E):- pere(P,E) , mere(M,E).</text:p>
                </text:list-item>
              </text:list>
            </text:list-item>
          </text:list>
        </text:list-item>
      </text:list>
      <text:p text:style-name="P1"/>
      <text:list xml:id="list1383666788" text:style-name="L6">
        <text:list-item>
          <text:p text:style-name="P7">faits et règles</text:p>
          <text:list>
            <text:list-item>
              <text:p text:style-name="P7">faits(assertions)  : le type d'énoncé le plus simple, moyen d'affirmer qu'une relation à lieu entre des objets. mere(rose,luc).</text:p>
            </text:list-item>
            <text:list-item>
              <text:p text:style-name="P7">Faits universels : les variables sont aussi utiles dans les faits, pour tout X , x=x, egal(X?<text:soft-page-break/>X). </text:p>
            </text:list-item>
            <text:list-item>
              <text:p text:style-name="P7">Règles parent(P?E):- enfant(E,P). plusieurs définitions pour le même prédicats, d'une façon implicite, P, E sont quantifiés universellement.</text:p>
            </text:list-item>
            <text:list-item>
              <text:p text:style-name="P7">Pour tout G?P(il existe X(pere(G,X)^parent(X,P)) → grand_pere(G,P)).</text:p>
            </text:list-item>
            <text:list-item>
              <text:p text:style-name="P7">grand_pere(G,P):- pere(G,X),parent(X,P).</text:p>
            </text:list-item>
            <text:list-item>
              <text:p text:style-name="P7">ascendant(A,X):- parent(P,X) , ascendant(A,P).</text:p>
            </text:list-item>
            <text:list-item>
              <text:p text:style-name="P7">Requête (question) : moyen de trouver de l'information dans un programme, réponse yes ou no à une question</text:p>
            </text:list-item>
            <text:list-item>
              <text:p text:style-name="P7">les prédicats qui compose une question sont appelés des buts.</text:p>
            </text:list-item>
            <text:list-item>
              <text:p text:style-name="P7">Une question simple consiste en un seul but.</text:p>
            </text:list-item>
            <text:list-item>
              <text:p text:style-name="P7">Les questions simples ont la même syntaxe que les faits, ils sont différenciés par le contexte.</text:p>
            </text:list-item>
            <text:list-item>
              <text:p text:style-name="P7">Questions existentielles : d'une façon implicite , les variables dans les questions sont quantifiées existentielleme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0:16:58</meta:creation-date>
    <dc:date>2012-09-11T11:43:54</dc:date>
    <dc:creator>Whoopgap </dc:creator>
    <meta:editing-duration>PT1H24M59S</meta:editing-duration>
    <meta:editing-cycles>23</meta:editing-cycles>
    <meta:generator>LibreOffice/3.5$Linux_X86_64 LibreOffice_project/350m1$Build-2</meta:generator>
    <meta:document-statistic meta:table-count="1" meta:image-count="1" meta:object-count="0" meta:page-count="4" meta:paragraph-count="117" meta:word-count="645" meta:character-count="4091" meta:non-whitespace-character-count="3646"/>
  </office:meta>
</office:document-meta>
</file>